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8000000080CE27076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515cm" svg:height="4.515cm" svg:x="8.537cm" svg:y="11.712cm">
          <draw:image xlink:href="Pictures/100000000000008000000080CE270766.png" xlink:type="simple" xlink:show="embed" xlink:actuate="onLoad">
            <text:p/>
          </draw:image>
        </draw:frame>
        <draw:path draw:style-name="gr2" draw:text-style-name="P1" draw:layer="layout" svg:width="3.223cm" svg:height="0.557cm" draw:transform="rotate (0.29845130209103) translate (8.79719838051697cm 15.5075545145352cm)" svg:viewBox="0 0 3224 558" svg:d="M0 557c160 4 331 1 467-78 135-79 218-213 334-328 86-87 262-94 380 7 105 90 198 189 326 259 143 78 292-6 414-69 142-73 323-109 408-243 99-155 234-90 362-98 147-9 293 111 352 256l89 150 92 102">
          <text:p/>
        </draw:path>
        <draw:path draw:style-name="gr2" draw:text-style-name="P1" draw:layer="layout" svg:width="1.144cm" svg:height="0.584cm" draw:transform="rotate (-1.79350033934937) translate (11.0359406204002cm 12.0060689664693cm)" svg:viewBox="0 0 1145 585" svg:d="M0 584c130-11 270 23 391-28 153-63 128-284 265-374 108-70 256-159 384-62l100-95 5-25">
          <text:p/>
        </draw:path>
        <draw:path draw:style-name="gr2" draw:text-style-name="P1" draw:layer="layout" svg:width="1.567cm" svg:height="1.461cm" draw:transform="rotate (0.640012236706321) translate (11.3010627199167cm 14.6476133568998cm)" svg:viewBox="0 0 1568 1462" svg:d="M0 1457c178 36 319-136 486-122 225 18 277-130 366-255 94-134-85-357 57-471 128-102 360 15 468-136 86-120 214-238 184-405l7-68">
          <text:p/>
        </draw:path>
        <draw:path draw:style-name="gr2" draw:text-style-name="P1" draw:layer="layout" svg:width="0.782cm" svg:height="1.074cm" draw:transform="rotate (-2.58116743077441) translate (9.8661061404592cm 13.3989136819215cm)" svg:viewBox="0 0 783 1075" svg:d="M0 1061c158 57 292-73 377-180 82-101 227-214 110-375-86-119-294-168-279-329 16-180 273-141 416-154l159-11-19-1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9T21:04:32.751000000</dc:date>
    <meta:document-statistic meta:object-count="5"/>
    <meta:generator>LibreOffice/4.2.5.2$Windows_x86 LibreOffice_project/61cb170a04bb1f12e77c884eab9192be736ec5f5</meta:generator>
  </office:meta>
</office:document-meta>
</file>